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86cm" fo:margin-left="-0.199cm" table:align="left" style:writing-mode="lr-tb"/>
    </style:style>
    <style:style style:name="表格1.A" style:family="table-column">
      <style:table-column-properties style:column-width="1.201cm"/>
    </style:style>
    <style:style style:name="表格1.B" style:family="table-column">
      <style:table-column-properties style:column-width="2.741cm"/>
    </style:style>
    <style:style style:name="表格1.C" style:family="table-column">
      <style:table-column-properties style:column-width="4.5cm"/>
    </style:style>
    <style:style style:name="表格1.D" style:family="table-column">
      <style:table-column-properties style:column-width="1.75cm"/>
    </style:style>
    <style:style style:name="表格1.E" style:family="table-column">
      <style:table-column-properties style:column-width="1.752cm"/>
    </style:style>
    <style:style style:name="表格1.F" style:family="table-column">
      <style:table-column-properties style:column-width="6.91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deeaf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F1" style:family="table-cell">
      <style:table-cell-properties style:vertical-align="top" fo:background-color="#deeaf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fo:keep-together="always"/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8" style:family="table-cell">
      <style:table-cell-properties style:vertical-align="middle" fo:background-color="#fbe4d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F8" style:family="table-cell">
      <style:table-cell-properties style:vertical-align="top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8.86cm" fo:margin-left="-0.199cm" table:align="left" style:writing-mode="lr-tb"/>
    </style:style>
    <style:style style:name="表格2.A" style:family="table-column">
      <style:table-column-properties style:column-width="1.201cm"/>
    </style:style>
    <style:style style:name="表格2.B" style:family="table-column">
      <style:table-column-properties style:column-width="2.741cm"/>
    </style:style>
    <style:style style:name="表格2.C" style:family="table-column">
      <style:table-column-properties style:column-width="5.249cm"/>
    </style:style>
    <style:style style:name="表格2.D" style:family="table-column">
      <style:table-column-properties style:column-width="2.251cm"/>
    </style:style>
    <style:style style:name="表格2.F" style:family="table-column">
      <style:table-column-properties style:column-width="5.166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deeaf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F1" style:family="table-cell">
      <style:table-cell-properties style:vertical-align="top" fo:background-color="#deeaf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2" style:family="table-row">
      <style:table-row-properties fo:keep-together="always"/>
    </style:style>
    <style:style style:name="表格2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8" style:family="table-cell">
      <style:table-cell-properties style:vertical-align="middle" fo:background-color="#fbe4d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F8" style:family="table-cell">
      <style:table-cell-properties style:vertical-align="top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A1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2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E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font-weight="bold" style:font-name-asian="標楷體" style:font-size-asian="14pt" style:font-weight-asian="bold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標楷體" style:font-size-asian="14pt" style:font-weight-asian="bold" style:font-name-complex="Times New Roman"/>
    </style:style>
    <style:style style:name="P4" style:family="paragraph" style:parent-style-name="Standard">
      <style:text-properties style:font-name="Times New Roman" style:font-name-asian="標楷體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asian="標楷體" style:font-name-complex="Times New Roman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style:font-name-asian="標楷體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asian="標楷體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rsid="001226bd" officeooo:paragraph-rsid="001226bd" style:font-name-asian="標楷體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style:font-name-asian="標楷體" style:font-weight-asian="bold" style:font-name-complex="Times New Roman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weight="bold" style:font-name-asian="標楷體" style:font-weight-asian="bold" style:font-name-complex="Times New Roman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weight="bold" officeooo:paragraph-rsid="001226bd" style:font-name-asian="標楷體" style:font-weight-asian="bold" style:font-name-complex="Times New Roman"/>
    </style:style>
    <style:style style:name="P12" style:family="paragraph" style:parent-style-name="Standard">
      <style:text-properties style:font-name="Times New Roman" fo:font-size="10pt" style:font-name-asian="標楷體" style:font-size-asian="10pt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name-asian="標楷體" style:font-size-asian="10pt" style:font-name-complex="Times New Roman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name-asian="標楷體" style:font-size-asian="10pt" style:font-name-complex="Times New Roman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officeooo:paragraph-rsid="001226bd" style:font-name-asian="標楷體" style:font-size-asian="10pt" style:font-name-complex="Times New Roman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name-asian="標楷體" style:font-size-asian="10pt" style:font-name-complex="Times New Roman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officeooo:paragraph-rsid="001226bd" style:font-name-asian="標楷體" style:font-size-asian="10pt" style:font-name-complex="Times New Roman"/>
    </style:style>
    <style:style style:name="P18" style:family="paragraph" style:parent-style-name="Standard">
      <style:text-properties style:font-name="標楷體" fo:font-size="10pt" style:font-name-asian="標楷體" style:font-size-asian="10pt" style:font-name-complex="標楷體"/>
    </style:style>
    <style:style style:name="P19" style:family="paragraph" style:parent-style-name="Standard">
      <style:text-properties style:font-name="標楷體" style:font-name-asian="標楷體" style:font-name-complex="標楷體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language="en" fo:country="US" fo:font-weight="bold" style:letter-kerning="true" style:font-name-asian="標楷體" style:language-asian="zh" style:country-asian="TW" style:font-weight-asian="bold" style:font-name-complex="Times New Roman" style:font-size-complex="11pt" style:language-complex="ar" style:country-complex="SA"/>
    </style:style>
    <style:style style:name="P21" style:family="paragraph" style:parent-style-name="Standard">
      <style:paragraph-properties fo:orphans="2" fo:widows="2" fo:break-before="page"/>
      <style:text-properties style:font-name="Times New Roman" style:font-name-asian="標楷體" style:font-name-complex="Times New Roman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name-asian="標楷體" style:font-size-asian="14pt" style:font-weight-asian="bold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4pt" fo:font-weight="bold" style:font-name-asian="標楷體" style:font-size-asian="14pt" style:font-weight-asian="bold" style:font-name-complex="Times New Roman"/>
    </style:style>
    <style:style style:name="T3" style:family="text">
      <style:text-properties style:font-name="Times New Roman" style:font-name-asian="標楷體" style:font-name-complex="Times New Roman"/>
    </style:style>
    <style:style style:name="T4" style:family="text">
      <style:text-properties style:font-name="Times New Roman" style:font-name-asian="標楷體" style:font-name-complex="Times New Roman"/>
    </style:style>
    <style:style style:name="T5" style:family="text">
      <style:text-properties style:font-name="Times New Roman" fo:font-weight="bold" style:font-name-asian="標楷體" style:font-weight-asian="bold" style:font-name-complex="Times New Roman"/>
    </style:style>
    <style:style style:name="T6" style:family="text">
      <style:text-properties style:font-name="Times New Roman" fo:font-weight="bold" style:font-name-asian="標楷體" style:font-weight-asian="bold" style:font-name-complex="Times New Roman"/>
    </style:style>
    <style:style style:name="T7" style:family="text">
      <style:text-properties style:font-name="Times New Roman" fo:font-size="10pt" style:font-name-asian="標楷體" style:font-size-asian="10pt" style:font-name-complex="Times New Roman"/>
    </style:style>
    <style:style style:name="T8" style:family="text">
      <style:text-properties style:font-name="Times New Roman" fo:font-size="10pt" style:font-name-asian="標楷體" style:font-size-asian="10pt" style:font-name-complex="Times New Roman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style:font-name="標楷體" fo:font-size="10pt" style:font-name-asian="標楷體" style:font-size-asian="10pt" style:font-name-complex="標楷體"/>
    </style:style>
    <style:style style:name="T12" style:family="text">
      <style:text-properties style:font-name="標楷體" fo:font-size="10pt" style:font-name-asian="標楷體" style:font-size-asian="10pt" style:font-name-complex="標楷體"/>
    </style:style>
    <style:style style:name="T13" style:family="text">
      <style:text-properties style:font-name="標楷體" fo:font-size="10pt" style:font-name-asian="標楷體" style:font-size-asian="10pt" style:font-name-complex="新細明體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偷插電的電腦科學</text:p>
      <text:p text:style-name="P3">Computer Science with or without a computer</text:p>
      <text:p text:style-name="P3">教學進度範例</text:p>
      <text:p text:style-name="Standard">【上學期】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P5">週次</text:p>
          </table:table-cell>
          <table:table-cell table:style-name="表格1.A1" office:value-type="string">
            <text:p text:style-name="P5">主題</text:p>
          </table:table-cell>
          <table:table-cell table:style-name="表格1.A1" office:value-type="string">
            <text:p text:style-name="P5">內容</text:p>
          </table:table-cell>
          <table:table-cell table:style-name="表格1.A1" office:value-type="string">
            <text:p text:style-name="P5">不插電</text:p>
          </table:table-cell>
          <table:table-cell table:style-name="表格1.A1" office:value-type="string">
            <text:p text:style-name="P5">插電</text:p>
          </table:table-cell>
          <table:table-cell table:style-name="表格1.F1" office:value-type="string">
            <text:p text:style-name="P1"><text:span text:style-name="T3">學</text:span><text:span text:style-name="T3">習表現</text:span></text:p>
          </table:table-cell>
        </table:table-row>
        <table:table-row table:style-name="表格1.1">
          <table:table-cell table:style-name="表格1.A2" office:value-type="string">
            <text:p text:style-name="P5">1</text:p>
          </table:table-cell>
          <table:table-cell table:style-name="表格1.B2" office:value-type="string">
            <text:p text:style-name="P9">電腦教室規則說明</text:p>
          </table:table-cell>
          <table:table-cell table:style-name="表格1.C2" office:value-type="string">
            <text:p text:style-name="P12">教室規則、google classroom帳號登入並修改密碼</text:p>
          </table:table-cell>
          <table:table-cell table:style-name="表格1.D2" office:value-type="string">
            <text:p text:style-name="P5">○</text:p>
          </table:table-cell>
          <table:table-cell table:style-name="表格1.E2" office:value-type="string">
            <text:p text:style-name="P6"/>
          </table:table-cell>
          <table:table-cell table:style-name="表格1.F2" office:value-type="string">
            <text:p text:style-name="P6"/>
          </table:table-cell>
        </table:table-row>
        <table:table-row table:style-name="表格1.3">
          <table:table-cell table:style-name="表格1.A2" office:value-type="string">
            <text:p text:style-name="P5">2</text:p>
          </table:table-cell>
          <table:table-cell table:style-name="表格1.B3" table:number-rows-spanned="3" office:value-type="string">
            <text:p text:style-name="P9">二進位</text:p>
          </table:table-cell>
          <table:table-cell table:style-name="表格1.C3" office:value-type="string">
            <text:p text:style-name="Standard"><text:span text:style-name="T7">翻牌程式說明、操作，</text:span><text:span text:style-name="T7">回</text:span><text:span text:style-name="T7">家作業(二與十進位的互換)</text:span></text:p>
          </table:table-cell>
          <table:table-cell table:style-name="表格1.D3" office:value-type="string">
            <text:p text:style-name="P5">○</text:p>
          </table:table-cell>
          <table:table-cell table:style-name="表格1.E3" office:value-type="string">
            <text:p text:style-name="P5">○</text:p>
          </table:table-cell>
          <table:table-cell table:style-name="表格1.F3" table:number-rows-spanned="3" office:value-type="string">
            <text:p text:style-name="P18">資 t-IV-1 能了解資訊系統的基本組成架構與運算原理。</text:p>
            <text:p text:style-name="P18">資 t-IV-4 能應用運算思維解析問題。</text:p>
            <text:p text:style-name="P18">資 p-IV-1 能選用適當的資訊科技組織思維，並進行有效的表達。</text:p>
            <text:p text:style-name="P18">資 a-IV-4 能具備探索資訊科技之興趣。</text:p>
          </table:table-cell>
        </table:table-row>
        <table:table-row table:style-name="表格1.3">
          <table:table-cell table:style-name="表格1.A2" office:value-type="string">
            <text:p text:style-name="P5">3</text:p>
          </table:table-cell>
          <table:covered-table-cell/>
          <table:table-cell table:style-name="表格1.C4" office:value-type="string">
            <text:p text:style-name="P12">進階常識，儲存單位，實例：手機容量需求的計算</text:p>
          </table:table-cell>
          <table:table-cell table:style-name="表格1.D4" office:value-type="string">
            <text:p text:style-name="P5">○</text:p>
          </table:table-cell>
          <table:table-cell table:style-name="表格1.E4" office:value-type="string">
            <text:p text:style-name="P6"/>
          </table:table-cell>
          <table:covered-table-cell/>
        </table:table-row>
        <table:table-row table:style-name="表格1.3">
          <table:table-cell table:style-name="表格1.A2" office:value-type="string">
            <text:p text:style-name="P5">4</text:p>
          </table:table-cell>
          <table:covered-table-cell/>
          <table:table-cell table:style-name="表格1.C5" office:value-type="string">
            <text:p text:style-name="P12">活動：傳遞祕密訊息，google翻譯的說明與體驗</text:p>
          </table:table-cell>
          <table:table-cell table:style-name="表格1.D5" office:value-type="string">
            <text:p text:style-name="P5">○</text:p>
          </table:table-cell>
          <table:table-cell table:style-name="表格1.E5" office:value-type="string">
            <text:p text:style-name="P5">○</text:p>
          </table:table-cell>
          <table:covered-table-cell/>
        </table:table-row>
        <table:table-row table:style-name="表格1.3">
          <table:table-cell table:style-name="表格1.A2" office:value-type="string">
            <text:p text:style-name="P5">5</text:p>
          </table:table-cell>
          <table:table-cell table:style-name="表格1.B6" table:number-rows-spanned="2" office:value-type="string">
            <text:p text:style-name="P9">用數色表示顏色</text:p>
          </table:table-cell>
          <table:table-cell table:style-name="表格1.C6" office:value-type="string">
            <text:p text:style-name="P12">概念說明，手寫與程式操作</text:p>
          </table:table-cell>
          <table:table-cell table:style-name="表格1.D6" office:value-type="string">
            <text:p text:style-name="P5">○</text:p>
          </table:table-cell>
          <table:table-cell table:style-name="表格1.E6" office:value-type="string">
            <text:p text:style-name="P5">○</text:p>
          </table:table-cell>
          <table:table-cell table:style-name="表格1.F6" table:number-rows-spanned="2" office:value-type="string">
            <text:p text:style-name="P18">資 t-IV-1 能了解資訊系統的基本組成架構與運算原理。</text:p>
            <text:p text:style-name="P18">資 t-IV-4 能應用運算思維解析問題。</text:p>
            <text:p text:style-name="P13"/>
          </table:table-cell>
        </table:table-row>
        <table:table-row table:style-name="表格1.3">
          <table:table-cell table:style-name="表格1.A2" office:value-type="string">
            <text:p text:style-name="P5">6</text:p>
          </table:table-cell>
          <table:covered-table-cell/>
          <table:table-cell table:style-name="表格1.C7" office:value-type="string">
            <text:p text:style-name="P12">給題目，截圖後透過google繪圖、硬碟繳交作業(練習)</text:p>
          </table:table-cell>
          <table:table-cell table:style-name="表格1.D7" office:value-type="string">
            <text:p text:style-name="P14"/>
          </table:table-cell>
          <table:table-cell table:style-name="表格1.E7" office:value-type="string">
            <text:p text:style-name="P5">○</text:p>
          </table:table-cell>
          <table:covered-table-cell/>
        </table:table-row>
        <table:table-row table:style-name="表格1.1">
          <table:table-cell table:style-name="表格1.A2" office:value-type="string">
            <text:p text:style-name="P5">7</text:p>
          </table:table-cell>
          <table:table-cell table:style-name="表格1.B8" table:number-columns-spanned="4" office:value-type="string">
            <text:p text:style-name="P9">段考週</text:p>
          </table:table-cell>
          <table:covered-table-cell/>
          <table:covered-table-cell/>
          <table:covered-table-cell/>
          <table:table-cell table:style-name="表格1.F8" office:value-type="string">
            <text:p text:style-name="P10"/>
          </table:table-cell>
        </table:table-row>
        <table:table-row table:style-name="表格1.1">
          <table:table-cell table:style-name="表格1.A2" office:value-type="string">
            <text:p text:style-name="P5">8</text:p>
          </table:table-cell>
          <table:table-cell table:style-name="表格1.B9" office:value-type="string">
            <text:p text:style-name="P9">用數色表示顏色</text:p>
          </table:table-cell>
          <table:table-cell table:style-name="表格1.C9" office:value-type="string">
            <text:p text:style-name="Standard"><text:span text:style-name="T7">給題目，截圖後透過google繪圖、硬碟繳交作業(評分)，</text:span><text:span text:style-name="T7">回</text:span><text:span text:style-name="T7">家作業(</text:span><text:span text:style-name="T7">紙</text:span><text:span text:style-name="T7">本，彩色圖案)</text:span></text:p>
          </table:table-cell>
          <table:table-cell table:style-name="表格1.D9" office:value-type="string">
            <text:p text:style-name="P5">○</text:p>
          </table:table-cell>
          <table:table-cell table:style-name="表格1.E9" office:value-type="string">
            <text:p text:style-name="P5">○</text:p>
          </table:table-cell>
          <table:table-cell table:style-name="表格1.F9" office:value-type="string">
            <text:p text:style-name="P18">資 c-IV-1 能熟悉資訊科技共創工具的使用方法。</text:p>
            <text:p text:style-name="P18">資 c-IV-2 能選用適當的資訊科技與他人合作完成作品。</text:p>
            <text:p text:style-name="P18">資 c-IV-3 能應用資訊科技與他人合作進行數位創作。</text:p>
          </table:table-cell>
        </table:table-row>
        <table:table-row table:style-name="表格1.3">
          <table:table-cell table:style-name="表格1.A2" office:value-type="string">
            <text:p text:style-name="P5">9</text:p>
          </table:table-cell>
          <table:table-cell table:style-name="表格1.B10" table:number-rows-spanned="3" office:value-type="string">
            <text:p text:style-name="P9">資訊理論</text:p>
          </table:table-cell>
          <table:table-cell table:style-name="表格1.C10" office:value-type="string">
            <text:p text:style-name="P12">猜測的概念，猜數字遊戲，珠璣妙算規則說明</text:p>
          </table:table-cell>
          <table:table-cell table:style-name="表格1.D10" office:value-type="string">
            <text:p text:style-name="P5">○</text:p>
          </table:table-cell>
          <table:table-cell table:style-name="表格1.E10" office:value-type="string">
            <text:p text:style-name="P6"/>
          </table:table-cell>
          <table:table-cell table:style-name="表格1.F10" table:number-rows-spanned="3" office:value-type="string">
            <text:p text:style-name="P18">資 t-IV-4 能應用運算思維解析問題。</text:p>
            <text:p text:style-name="P18">資 p-IV-1能選用適當的資訊科技組織思維，並進行有效的表達。</text:p>
            <text:p text:style-name="Standard"><text:span text:style-name="T11">資 p-IV-2</text:span> <text:span text:style-name="T13">能利用資訊科技與他人進行有效的互動。</text:span></text:p>
          </table:table-cell>
        </table:table-row>
        <table:table-row table:style-name="表格1.3">
          <table:table-cell table:style-name="表格1.A2" office:value-type="string">
            <text:p text:style-name="P5">10</text:p>
          </table:table-cell>
          <table:covered-table-cell/>
          <table:table-cell table:style-name="表格1.C11" office:value-type="string">
            <text:p text:style-name="P12">珠璣妙算遊戲，遊戲策略說明</text:p>
          </table:table-cell>
          <table:table-cell table:style-name="表格1.D11" office:value-type="string">
            <text:p text:style-name="P14"/>
          </table:table-cell>
          <table:table-cell table:style-name="表格1.E11" office:value-type="string">
            <text:p text:style-name="P5">○</text:p>
          </table:table-cell>
          <table:covered-table-cell/>
        </table:table-row>
        <table:table-row table:style-name="表格1.3">
          <table:table-cell table:style-name="表格1.A2" office:value-type="string">
            <text:p text:style-name="P5">11</text:p>
          </table:table-cell>
          <table:covered-table-cell/>
          <table:table-cell table:style-name="表格1.C12" office:value-type="string">
            <text:p text:style-name="P12">決策樹說明與繪製</text:p>
          </table:table-cell>
          <table:table-cell table:style-name="表格1.D12" office:value-type="string">
            <text:p text:style-name="P5">○</text:p>
          </table:table-cell>
          <table:table-cell table:style-name="表格1.E12" office:value-type="string">
            <text:p text:style-name="P6"/>
          </table:table-cell>
          <table:covered-table-cell/>
        </table:table-row>
        <table:table-row table:style-name="表格1.3">
          <table:table-cell table:style-name="表格1.A2" office:value-type="string">
            <text:p text:style-name="P5">12</text:p>
          </table:table-cell>
          <table:table-cell table:style-name="表格1.B13" table:number-rows-spanned="2" office:value-type="string">
            <text:p text:style-name="P9">錯誤的發現與修正</text:p>
          </table:table-cell>
          <table:table-cell table:style-name="表格1.C13" office:value-type="string">
            <text:p text:style-name="P12">卡片翻轉魔術活動，概念說明</text:p>
          </table:table-cell>
          <table:table-cell table:style-name="表格1.D13" office:value-type="string">
            <text:p text:style-name="P5">○</text:p>
          </table:table-cell>
          <table:table-cell table:style-name="表格1.E13" office:value-type="string">
            <text:p text:style-name="P5">○</text:p>
          </table:table-cell>
          <table:table-cell table:style-name="表格1.F13" table:number-rows-spanned="2" office:value-type="string">
            <text:p text:style-name="Standard"><text:span text:style-name="T11">資 a-IV-1 能落實康健的數位使用習慣與態度。</text:span></text:p>
            <text:p text:style-name="Standard"><text:span text:style-name="T11">資 a-IV-2 能了解資訊科技相關之法律、倫理及社會議題，以保護自己與 尊重他人。</text:span></text:p>
            <text:p text:style-name="Standard"><text:span text:style-name="T11">資 a-IV-3 能了解資訊科技相關行業之進路與生涯發展。</text:span></text:p>
            <text:p text:style-name="Standard"><text:span text:style-name="T11">資 a-IV-4 能具備探索資訊科技之興趣。</text:span></text:p>
          </table:table-cell>
        </table:table-row>
        <table:table-row table:style-name="表格1.3">
          <table:table-cell table:style-name="表格1.A2" office:value-type="string">
            <text:p text:style-name="P5">13</text:p>
          </table:table-cell>
          <table:covered-table-cell/>
          <table:table-cell table:style-name="表格1.C14" office:value-type="string">
            <text:p text:style-name="P12">書碼與條碼概念，ISBN檢查碼的運算(紙筆、小算盤輔助)，鍵盤數字區的說明與鍵位練習</text:p>
          </table:table-cell>
          <table:table-cell table:style-name="表格1.D14" office:value-type="string">
            <text:p text:style-name="P5">○</text:p>
          </table:table-cell>
          <table:table-cell table:style-name="表格1.E14" office:value-type="string">
            <text:p text:style-name="P5">○</text:p>
          </table:table-cell>
          <table:covered-table-cell/>
        </table:table-row>
        <table:table-row table:style-name="表格1.1">
          <table:table-cell table:style-name="表格1.A2" office:value-type="string">
            <text:p text:style-name="P5">14</text:p>
          </table:table-cell>
          <table:table-cell table:style-name="表格1.B8" table:number-columns-spanned="4" office:value-type="string">
            <text:p text:style-name="P5">段考週</text:p>
          </table:table-cell>
          <table:covered-table-cell/>
          <table:covered-table-cell/>
          <table:covered-table-cell/>
          <table:table-cell table:style-name="表格1.F8" office:value-type="string">
            <text:p text:style-name="P6"/>
          </table:table-cell>
        </table:table-row>
        <text:soft-page-break/>
        <table:table-row table:style-name="表格1.3">
          <table:table-cell table:style-name="表格1.A2" office:value-type="string">
            <text:p text:style-name="P5">15</text:p>
          </table:table-cell>
          <table:table-cell table:style-name="表格1.B16" table:number-rows-spanned="4" office:value-type="string">
            <text:p text:style-name="P9">錯誤的發現與修正</text:p>
          </table:table-cell>
          <table:table-cell table:style-name="表格1.C16" office:value-type="string">
            <text:p text:style-name="P12">以google試算表的公式、函數功能作ISBN-10與ISBN-13檢查碼的產生(練習)</text:p>
          </table:table-cell>
          <table:table-cell table:style-name="表格1.D16" office:value-type="string">
            <text:p text:style-name="P14"/>
          </table:table-cell>
          <table:table-cell table:style-name="表格1.E16" office:value-type="string">
            <text:p text:style-name="P5">○</text:p>
          </table:table-cell>
          <table:table-cell table:style-name="表格1.F16" table:number-rows-spanned="4" office:value-type="string">
            <text:p text:style-name="P18">資 t-IV-3 能設計資訊作品以解決生活問題。</text:p>
            <text:p text:style-name="P18">資 t-IV-4 能應用運算思維解析問題。</text:p>
            <text:p text:style-name="P18">資 c-IV-1 能熟悉資訊科技共創工具的使用方法。</text:p>
            <text:p text:style-name="P18">資 c-IV-2 能選用適當的資訊科技與他人合作完成作品。</text:p>
            <text:p text:style-name="P18">資 c-IV-3 能應用資訊科技與他人合作進行數位創作。</text:p>
          </table:table-cell>
        </table:table-row>
        <table:table-row table:style-name="表格1.3">
          <table:table-cell table:style-name="表格1.A2" office:value-type="string">
            <text:p text:style-name="P5">16</text:p>
          </table:table-cell>
          <table:covered-table-cell/>
          <table:table-cell table:style-name="表格1.C17" office:value-type="string">
            <text:p text:style-name="P12">以google試算表的公式、函數功能作ISBN-10與ISBN-13檢查碼的產生(作業)</text:p>
          </table:table-cell>
          <table:table-cell table:style-name="表格1.D17" office:value-type="string">
            <text:p text:style-name="P14"/>
          </table:table-cell>
          <table:table-cell table:style-name="表格1.E17" office:value-type="string">
            <text:p text:style-name="P5">○</text:p>
          </table:table-cell>
          <table:covered-table-cell/>
        </table:table-row>
        <table:table-row table:style-name="表格1.3">
          <table:table-cell table:style-name="表格1.A2" office:value-type="string">
            <text:p text:style-name="P5">17</text:p>
          </table:table-cell>
          <table:covered-table-cell/>
          <table:table-cell table:style-name="表格1.C18" office:value-type="string">
            <text:p text:style-name="P12">以google試算表的公式、函數功能作身份證字號產生器(練習)</text:p>
          </table:table-cell>
          <table:table-cell table:style-name="表格1.D18" office:value-type="string">
            <text:p text:style-name="P14"/>
          </table:table-cell>
          <table:table-cell table:style-name="表格1.E18" office:value-type="string">
            <text:p text:style-name="P5">○</text:p>
          </table:table-cell>
          <table:covered-table-cell/>
        </table:table-row>
        <table:table-row table:style-name="表格1.3">
          <table:table-cell table:style-name="表格1.A2" office:value-type="string">
            <text:p text:style-name="P5">18</text:p>
          </table:table-cell>
          <table:covered-table-cell/>
          <table:table-cell table:style-name="表格1.C19" office:value-type="string">
            <text:p text:style-name="P12">以google試算表的公式、函數功能作身份證字號產生器(評分)</text:p>
          </table:table-cell>
          <table:table-cell table:style-name="表格1.D19" office:value-type="string">
            <text:p text:style-name="P14"/>
          </table:table-cell>
          <table:table-cell table:style-name="表格1.E19" office:value-type="string">
            <text:p text:style-name="P5">○</text:p>
          </table:table-cell>
          <table:covered-table-cell/>
        </table:table-row>
        <table:table-row table:style-name="表格1.1">
          <table:table-cell table:style-name="表格1.A2" office:value-type="string">
            <text:p text:style-name="P5">19</text:p>
          </table:table-cell>
          <table:table-cell table:style-name="表格1.B20" office:value-type="string">
            <text:p text:style-name="P9">電腦科測驗</text:p>
          </table:table-cell>
          <table:table-cell table:style-name="表格1.C20" office:value-type="string">
            <text:p text:style-name="P12">紙筆測驗</text:p>
          </table:table-cell>
          <table:table-cell table:style-name="表格1.D20" office:value-type="string">
            <text:p text:style-name="P5">○</text:p>
          </table:table-cell>
          <table:table-cell table:style-name="表格1.E20" office:value-type="string">
            <text:p text:style-name="P6"/>
          </table:table-cell>
          <table:table-cell table:style-name="表格1.F20" office:value-type="string">
            <text:p text:style-name="P6"/>
          </table:table-cell>
        </table:table-row>
        <table:table-row table:style-name="表格1.1">
          <table:table-cell table:style-name="表格1.A2" office:value-type="string">
            <text:p text:style-name="P5">20</text:p>
          </table:table-cell>
          <table:table-cell table:style-name="表格1.B21" office:value-type="string">
            <text:p text:style-name="P9">電腦科測驗</text:p>
          </table:table-cell>
          <table:table-cell table:style-name="表格1.C21" office:value-type="string">
            <text:p text:style-name="P12">Google問卷(心得分享)</text:p>
          </table:table-cell>
          <table:table-cell table:style-name="表格1.D21" office:value-type="string">
            <text:p text:style-name="P14"/>
          </table:table-cell>
          <table:table-cell table:style-name="表格1.E21" office:value-type="string">
            <text:p text:style-name="P5">○</text:p>
          </table:table-cell>
          <table:table-cell table:style-name="表格1.F21" office:value-type="string">
            <text:p text:style-name="P6"/>
          </table:table-cell>
        </table:table-row>
        <table:table-row table:style-name="表格1.1">
          <table:table-cell table:style-name="表格1.A2" office:value-type="string">
            <text:p text:style-name="P5">21</text:p>
          </table:table-cell>
          <table:table-cell table:style-name="表格1.B8" table:number-columns-spanned="4" office:value-type="string">
            <text:p text:style-name="P5">段考週</text:p>
          </table:table-cell>
          <table:covered-table-cell/>
          <table:covered-table-cell/>
          <table:covered-table-cell/>
          <table:table-cell table:style-name="表格1.F8" office:value-type="string">
            <text:p text:style-name="P6"/>
          </table:table-cell>
        </table:table-row>
      </table:table>
      <text:p text:style-name="P4"/>
      <text:p text:style-name="P21"/>
      <text:p text:style-name="P2">【下學期】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 table:number-columns-repeated="2"/>
        <table:table-column table:style-name="表格2.F"/>
        <table:table-row table:style-name="表格2.1">
          <table:table-cell table:style-name="表格2.A1" office:value-type="string">
            <text:p text:style-name="P5">週次</text:p>
          </table:table-cell>
          <table:table-cell table:style-name="表格2.A1" office:value-type="string">
            <text:p text:style-name="P5">主題</text:p>
          </table:table-cell>
          <table:table-cell table:style-name="表格2.A1" office:value-type="string">
            <text:p text:style-name="P5">內容</text:p>
          </table:table-cell>
          <table:table-cell table:style-name="表格2.A1" office:value-type="string">
            <text:p text:style-name="P5">不插電</text:p>
          </table:table-cell>
          <table:table-cell table:style-name="表格2.A1" office:value-type="string">
            <text:p text:style-name="P5">插電</text:p>
          </table:table-cell>
          <table:table-cell table:style-name="表格2.F1" office:value-type="string">
            <text:p text:style-name="P1"><text:span text:style-name="T3">學</text:span><text:span text:style-name="T3">習表現</text:span></text:p>
          </table:table-cell>
        </table:table-row>
        <table:table-row table:style-name="表格2.2">
          <table:table-cell table:style-name="表格2.A2" office:value-type="string">
            <text:p text:style-name="P5">1</text:p>
          </table:table-cell>
          <table:table-cell table:style-name="表格2.B2" table:number-rows-spanned="4" office:value-type="string">
            <text:p text:style-name="P9">搜索演算法</text:p>
          </table:table-cell>
          <table:table-cell table:style-name="表格2.C2" office:value-type="string">
            <text:p text:style-name="P12">傳統海戰棋</text:p>
          </table:table-cell>
          <table:table-cell table:style-name="表格2.D2" office:value-type="string">
            <text:p text:style-name="P5">○</text:p>
          </table:table-cell>
          <table:table-cell table:style-name="表格2.E2" office:value-type="string">
            <text:p text:style-name="P6"/>
          </table:table-cell>
          <table:table-cell table:style-name="表格2.F2" table:number-rows-spanned="4" office:value-type="string">
            <text:p text:style-name="P18">資 t-IV-1 能了解資訊系統的基本組成架構與運算原理。</text:p>
            <text:p text:style-name="P18">資 t-IV-4 能應用運算思維解析問題。</text:p>
            <text:p text:style-name="P18">資 a-IV-4 能具備探索資訊科技之興趣。</text:p>
          </table:table-cell>
        </table:table-row>
        <table:table-row table:style-name="表格2.2">
          <table:table-cell table:style-name="表格2.A2" office:value-type="string">
            <text:p text:style-name="P5">2</text:p>
          </table:table-cell>
          <table:covered-table-cell/>
          <table:table-cell table:style-name="表格2.C3" office:value-type="string">
            <text:p text:style-name="P12">程式海戰棋體驗、概念說明</text:p>
          </table:table-cell>
          <table:table-cell table:style-name="表格2.D3" office:value-type="string">
            <text:p text:style-name="P14"/>
          </table:table-cell>
          <table:table-cell table:style-name="表格2.E3" office:value-type="string">
            <text:p text:style-name="P5">○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5">3</text:p>
          </table:table-cell>
          <table:covered-table-cell/>
          <table:table-cell table:style-name="表格2.C4" office:value-type="string">
            <text:p text:style-name="Standard"><text:span text:style-name="T7">搜</text:span><text:span text:style-name="T7">索演算法說明與講解</text:span></text:p>
          </table:table-cell>
          <table:table-cell table:style-name="表格2.D4" office:value-type="string">
            <text:p text:style-name="P14"/>
          </table:table-cell>
          <table:table-cell table:style-name="表格2.E4" office:value-type="string">
            <text:p text:style-name="P5">○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5">4</text:p>
          </table:table-cell>
          <table:covered-table-cell/>
          <table:table-cell table:style-name="表格2.C5" office:value-type="string">
            <text:p text:style-name="Standard"><text:span text:style-name="T7">測</text:span><text:span text:style-name="T7">驗</text:span></text:p>
          </table:table-cell>
          <table:table-cell table:style-name="表格2.D5" office:value-type="string">
            <text:p text:style-name="P5">○</text:p>
          </table:table-cell>
          <table:table-cell table:style-name="表格2.E5" office:value-type="string">
            <text:p text:style-name="P6"/>
          </table:table-cell>
          <table:covered-table-cell/>
        </table:table-row>
        <table:table-row table:style-name="表格2.2">
          <table:table-cell table:style-name="表格2.A2" office:value-type="string">
            <text:p text:style-name="P5">5</text:p>
          </table:table-cell>
          <table:table-cell table:style-name="表格2.B6" table:number-rows-spanned="2" office:value-type="string">
            <text:p text:style-name="P9">排序演算法</text:p>
          </table:table-cell>
          <table:table-cell table:style-name="表格2.C6" office:value-type="string">
            <text:p text:style-name="Standard"><text:span text:style-name="T7">紙</text:span><text:span text:style-name="T7">杯排序遊戲</text:span></text:p>
          </table:table-cell>
          <table:table-cell table:style-name="表格2.D6" office:value-type="string">
            <text:p text:style-name="P5">○</text:p>
          </table:table-cell>
          <table:table-cell table:style-name="表格2.E6" office:value-type="string">
            <text:p text:style-name="P6"/>
          </table:table-cell>
          <table:table-cell table:style-name="表格2.F6" table:number-rows-spanned="2" office:value-type="string">
            <text:p text:style-name="P18">資 t-IV-1 能了解資訊系統的基本組成架構與運算原理。</text:p>
            <text:p text:style-name="P18">資 t-IV-4 能應用運算思維解析問題。</text:p>
          </table:table-cell>
        </table:table-row>
        <table:table-row table:style-name="表格2.2">
          <table:table-cell table:style-name="表格2.A2" office:value-type="string">
            <text:p text:style-name="P5">6</text:p>
          </table:table-cell>
          <table:covered-table-cell/>
          <table:table-cell table:style-name="表格2.C7" office:value-type="string">
            <text:p text:style-name="P12">天平排序程式體驗、概念說明</text:p>
          </table:table-cell>
          <table:table-cell table:style-name="表格2.D7" office:value-type="string">
            <text:p text:style-name="P14"/>
          </table:table-cell>
          <table:table-cell table:style-name="表格2.E7" office:value-type="string">
            <text:p text:style-name="P5">○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5">7</text:p>
          </table:table-cell>
          <table:table-cell table:style-name="表格2.B8" table:number-columns-spanned="4" office:value-type="string">
            <text:p text:style-name="P5">段考週</text:p>
          </table:table-cell>
          <table:covered-table-cell/>
          <table:covered-table-cell/>
          <table:covered-table-cell/>
          <table:table-cell table:style-name="表格2.F8" office:value-type="string">
            <text:p text:style-name="P6"/>
          </table:table-cell>
        </table:table-row>
        <table:table-row table:style-name="表格2.2">
          <table:table-cell table:style-name="表格2.A2" office:value-type="string">
            <text:p text:style-name="P5">8</text:p>
          </table:table-cell>
          <table:table-cell table:style-name="表格2.B9" table:number-rows-spanned="2" office:value-type="string">
            <text:p text:style-name="P9">排序演算法</text:p>
          </table:table-cell>
          <table:table-cell table:style-name="表格2.C9" office:value-type="string">
            <text:p text:style-name="Standard"><text:span text:style-name="T7">排序</text:span><text:span text:style-name="T7">演算法說明與講解</text:span></text:p>
          </table:table-cell>
          <table:table-cell table:style-name="表格2.D9" office:value-type="string">
            <text:p text:style-name="P5">○</text:p>
          </table:table-cell>
          <table:table-cell table:style-name="表格2.E9" office:value-type="string">
            <text:p text:style-name="P6"/>
          </table:table-cell>
          <table:table-cell table:style-name="表格2.F9" table:number-rows-spanned="2" office:value-type="string">
            <text:p text:style-name="P18">資 a-IV-4 能具備探索資訊科技之興趣。</text:p>
            <text:p text:style-name="P18">資 p-IV-1能選用適當的資訊科技組織思維，並進行有效的表達。</text:p>
          </table:table-cell>
        </table:table-row>
        <table:table-row table:style-name="表格2.2">
          <table:table-cell table:style-name="表格2.A2" office:value-type="string">
            <text:p text:style-name="P5">9</text:p>
          </table:table-cell>
          <table:covered-table-cell/>
          <table:table-cell table:style-name="表格2.C10" office:value-type="string">
            <text:p text:style-name="Standard"><text:span text:style-name="T7">測</text:span><text:span text:style-name="T7">驗</text:span></text:p>
          </table:table-cell>
          <table:table-cell table:style-name="表格2.D10" office:value-type="string">
            <text:p text:style-name="P5">○</text:p>
          </table:table-cell>
          <table:table-cell table:style-name="表格2.E10" office:value-type="string">
            <text:p text:style-name="P6"/>
          </table:table-cell>
          <table:covered-table-cell/>
        </table:table-row>
        <table:table-row table:style-name="表格2.2">
          <table:table-cell table:style-name="表格2.A2" office:value-type="string">
            <text:p text:style-name="P8">10</text:p>
          </table:table-cell>
          <table:table-cell table:style-name="表格2.B13" table:number-rows-spanned="3" office:value-type="string">
            <text:p text:style-name="P9">文字壓縮</text:p>
          </table:table-cell>
          <table:table-cell table:style-name="表格2.C11" office:value-type="string">
            <text:p text:style-name="P12">概念程式體驗，問題討論</text:p>
          </table:table-cell>
          <table:table-cell table:style-name="表格2.D11" office:value-type="string">
            <text:p text:style-name="P14"/>
          </table:table-cell>
          <table:table-cell table:style-name="表格2.E11" office:value-type="string">
            <text:p text:style-name="P5">○</text:p>
          </table:table-cell>
          <table:table-cell table:style-name="表格2.F13" table:number-rows-spanned="3" office:value-type="string">
            <text:p text:style-name="P18">資 t-IV-1 能了解資訊系統的基本組成架構與運算原理。</text:p>
            <text:p text:style-name="P18">資 t-IV-4 能應用運算思維解析問題。</text:p>
            <text:p text:style-name="P18">資 p-IV-1能選用適當的資訊科技組織思維，並進行有效的表達。</text:p>
          </table:table-cell>
        </table:table-row>
        <table:table-row table:style-name="表格2.2">
          <table:table-cell table:style-name="表格2.A12" office:value-type="string">
            <text:p text:style-name="P5">11</text:p>
          </table:table-cell>
          <table:covered-table-cell/>
          <table:table-cell table:style-name="表格2.C12" office:value-type="string">
            <text:p text:style-name="P12">再次操作概念程式，發下紙本作業</text:p>
          </table:table-cell>
          <table:table-cell table:style-name="表格2.D12" office:value-type="string">
            <text:p text:style-name="P5">○</text:p>
          </table:table-cell>
          <table:table-cell table:style-name="表格2.E12" office:value-type="string">
            <text:p text:style-name="P5">○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5">12</text:p>
          </table:table-cell>
          <table:covered-table-cell/>
          <table:table-cell table:style-name="表格2.C13" office:value-type="string">
            <text:p text:style-name="P12">測驗</text:p>
          </table:table-cell>
          <table:table-cell table:style-name="表格2.D13" office:value-type="string">
            <text:p text:style-name="P5">○</text:p>
          </table:table-cell>
          <table:table-cell table:style-name="表格2.E13" office:value-type="string">
            <text:p text:style-name="P5"/>
          </table:table-cell>
          <table:covered-table-cell/>
        </table:table-row>
        <table:table-row table:style-name="表格2.2">
          <table:table-cell table:style-name="表格2.A2" office:value-type="string">
            <text:p text:style-name="P5">13</text:p>
          </table:table-cell>
          <table:table-cell table:style-name="表格2.B14" office:value-type="string">
            <text:p text:style-name="P11">網路通訊協定</text:p>
          </table:table-cell>
          <table:table-cell table:style-name="表格2.C14" office:value-type="string">
            <text:p text:style-name="P12"><text:span text:style-name="T7">戶外活動體驗</text:span></text:p>
          </table:table-cell>
          <table:table-cell table:style-name="表格2.D14" office:value-type="string">
            <text:p text:style-name="P5">○</text:p>
          </table:table-cell>
          <table:table-cell table:style-name="表格2.E14" office:value-type="string">
            <text:p text:style-name="P6"/>
          </table:table-cell>
          <table:table-cell table:style-name="表格2.F14" office:value-type="string">
            <text:p text:style-name="P6"/>
          </table:table-cell>
        </table:table-row>
        <table:table-row table:style-name="表格2.1">
          <table:table-cell table:style-name="表格2.A2" office:value-type="string">
            <text:p text:style-name="P5">14</text:p>
          </table:table-cell>
          <table:table-cell table:style-name="表格2.B8" table:number-columns-spanned="4" office:value-type="string">
            <text:p text:style-name="P5">段考週</text:p>
          </table:table-cell>
          <table:covered-table-cell/>
          <table:covered-table-cell/>
          <table:covered-table-cell/>
          <table:table-cell table:style-name="表格2.F8" office:value-type="string">
            <text:p text:style-name="P6"/>
          </table:table-cell>
        </table:table-row>
        <table:table-row table:style-name="表格2.2">
          <table:table-cell table:style-name="表格2.A2" office:value-type="string">
            <text:p text:style-name="P1"><text:span text:style-name="T3">15</text:span></text:p>
          </table:table-cell>
          <table:table-cell table:style-name="表格2.B17" table:number-rows-spanned="2" office:value-type="string">
            <text:p text:style-name="P9">網路通訊協定</text:p>
          </table:table-cell>
          <table:table-cell table:style-name="表格2.C16" office:value-type="string">
            <text:p text:style-name="P12">概念程式操作體驗、說明、討論</text:p>
          </table:table-cell>
          <table:table-cell table:style-name="表格2.D16" office:value-type="string">
            <text:p text:style-name="P5"/>
          </table:table-cell>
          <table:table-cell table:style-name="表格2.E16" office:value-type="string">
            <text:p text:style-name="P6">○</text:p>
          </table:table-cell>
          <table:table-cell table:style-name="表格2.F17" table:number-rows-spanned="2" office:value-type="string">
            <text:p text:style-name="P18">資 t-IV-2能熟悉資訊系統之使用與簡易故障排除。</text:p>
            <text:p text:style-name="P18">資 t-IV-4 能應用運算思維解析問題。</text:p>
            <text:p text:style-name="P18">資 c-IV-2能選用適當的資訊科技與他人合作完成作品。</text:p>
            <text:p text:style-name="P18">資 p-IV-2能利用資訊科技與他人進行有效的互動。</text:p>
          </table:table-cell>
        </table:table-row>
        <table:table-row table:style-name="表格2.2">
          <table:table-cell table:style-name="表格2.A2" office:value-type="string">
            <text:p text:style-name="P5">16</text:p>
          </table:table-cell>
          <table:covered-table-cell/>
          <table:table-cell table:style-name="表格2.C17" office:value-type="string">
            <text:p text:style-name="Standard"><text:span text:style-name="T7">測</text:span><text:span text:style-name="T7">驗</text:span></text:p>
          </table:table-cell>
          <table:table-cell table:style-name="表格2.D17" office:value-type="string">
            <text:p text:style-name="P15">○</text:p>
          </table:table-cell>
          <table:table-cell table:style-name="表格2.E17" office:value-type="string">
            <text:p text:style-name="P5"/>
          </table:table-cell>
          <table:covered-table-cell/>
        </table:table-row>
        <table:table-row table:style-name="表格2.2">
          <table:table-cell table:style-name="表格2.A2" office:value-type="string">
            <text:p text:style-name="P5">17</text:p>
          </table:table-cell>
          <table:table-cell table:style-name="表格2.B20" table:number-rows-spanned="3" office:value-type="string">
            <text:p text:style-name="P1"><text:span text:style-name="T5">文</text:span><text:span text:style-name="T5">字加密</text:span></text:p>
          </table:table-cell>
          <table:table-cell table:style-name="表格2.C18" office:value-type="string">
            <text:p text:style-name="Standard"><text:span text:style-name="T7">三</text:span><text:span text:style-name="T7">種加密</text:span><text:span text:style-name="T7">概</text:span><text:span text:style-name="T7">念說明，紙筆操作</text:span></text:p>
          </table:table-cell>
          <table:table-cell table:style-name="表格2.D18" office:value-type="string">
            <text:p text:style-name="P15">○</text:p>
          </table:table-cell>
          <table:table-cell table:style-name="表格2.E18" office:value-type="string">
            <text:p text:style-name="P6"/>
          </table:table-cell>
          <table:table-cell table:style-name="表格2.F20" table:number-rows-spanned="3" office:value-type="string">
            <text:p text:style-name="P19"><text:span text:style-name="T9">資 t-IV-3能設計資訊作品以解決生活問題。</text:span></text:p>
            <text:p text:style-name="P18">資 t-IV-4能應用運算思維解<text:soft-page-break/>析問題。</text:p>
            <text:p text:style-name="P18">資 p-IV-1能選用適當的資訊科技組織思維，並進行有效的表達。</text:p>
            <text:p text:style-name="P18">資 a-IV-2能了解資訊科技相關之法律、倫理及社會議題，以保護自己與 尊重他人。</text:p>
            <text:p text:style-name="P18">資 a-IV-4能具備探索資訊科技之興趣。</text:p>
          </table:table-cell>
        </table:table-row>
        <table:table-row table:style-name="表格2.2">
          <table:table-cell table:style-name="表格2.A2" office:value-type="string">
            <text:p text:style-name="P5">18</text:p>
          </table:table-cell>
          <table:covered-table-cell/>
          <table:table-cell table:style-name="表格2.C19" office:value-type="string">
            <text:p text:style-name="Standard"><text:span text:style-name="T7">加密程式操作，發回家作業(紙本)</text:span></text:p>
          </table:table-cell>
          <table:table-cell table:style-name="表格2.D19" office:value-type="string">
            <text:p text:style-name="P5">○</text:p>
          </table:table-cell>
          <table:table-cell table:style-name="表格2.E19" office:value-type="string">
            <text:p text:style-name="P5">○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5">19</text:p>
          </table:table-cell>
          <table:covered-table-cell/>
          <table:table-cell table:style-name="表格2.C20" office:value-type="string">
            <text:p text:style-name="Standard"><text:span text:style-name="T7">測驗</text:span></text:p>
          </table:table-cell>
          <table:table-cell table:style-name="表格2.D20" office:value-type="string">
            <text:p text:style-name="P5"/>
          </table:table-cell>
          <table:table-cell table:style-name="表格2.E20" office:value-type="string">
            <text:p text:style-name="P5">○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5">20</text:p>
          </table:table-cell>
          <table:table-cell table:style-name="表格2.B21" office:value-type="string">
            <text:p text:style-name="P10">期末測驗</text:p>
          </table:table-cell>
          <table:table-cell table:style-name="表格2.C21" office:value-type="string">
            <text:p text:style-name="Standard"><text:span text:style-name="T7">紙筆測驗或心得分享</text:span></text:p>
          </table:table-cell>
          <table:table-cell table:style-name="表格2.D21" office:value-type="string">
            <text:p text:style-name="P15">○</text:p>
          </table:table-cell>
          <table:table-cell table:style-name="表格2.E21" office:value-type="string">
            <text:p text:style-name="P5"/>
          </table:table-cell>
          <table:table-cell table:style-name="表格2.F21" office:value-type="string">
            <text:p text:style-name="P6"/>
          </table:table-cell>
        </table:table-row>
        <table:table-row table:style-name="表格2.1">
          <table:table-cell table:style-name="表格2.A2" office:value-type="string">
            <text:p text:style-name="P5">21</text:p>
          </table:table-cell>
          <table:table-cell table:style-name="表格2.B8" table:number-columns-spanned="4" office:value-type="string">
            <text:p text:style-name="P5">段考週</text:p>
          </table:table-cell>
          <table:covered-table-cell/>
          <table:covered-table-cell/>
          <table:covered-table-cell/>
          <table:table-cell table:style-name="表格2.F8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謝KK</meta:initial-creator>
    <meta:creation-date>2016-11-22T20:31:00</meta:creation-date>
    <dc:date>2017-03-24T10:27:13.803000000</dc:date>
    <meta:print-date>2016-11-22T21:21:00</meta:print-date>
    <meta:editing-cycles>6</meta:editing-cycles>
    <meta:editing-duration>PT1H35M59S</meta:editing-duration>
    <meta:document-statistic meta:table-count="2" meta:image-count="0" meta:object-count="0" meta:page-count="4" meta:paragraph-count="202" meta:word-count="1563" meta:character-count="1975" meta:non-whitespace-character-count="1897"/>
    <meta:generator>LibreOffice/5.3.1.2$Windows_x86 LibreOffice_project/e80a0e0fd1875e1696614d24c32df0f95f03deb2</meta:generator>
  </office:meta>
</office:document-meta>
</file>